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bb12e" officeooo:paragraph-rsid="000bb12e"/>
    </style:style>
    <style:style style:name="P2" style:family="paragraph" style:parent-style-name="Text_20_body">
      <style:text-properties officeooo:rsid="000bb12e" officeooo:paragraph-rsid="000bb12e"/>
    </style:style>
    <style:style style:name="P3" style:family="paragraph" style:parent-style-name="Text_20_body">
      <style:text-properties officeooo:rsid="000bb12e" officeooo:paragraph-rsid="000c179d"/>
    </style:style>
    <style:style style:name="P4" style:family="paragraph" style:parent-style-name="Text_20_body">
      <style:text-properties officeooo:rsid="000e91cf" officeooo:paragraph-rsid="000e91cf"/>
    </style:style>
    <style:style style:name="P5" style:family="paragraph" style:parent-style-name="Text_20_body">
      <style:text-properties fo:font-weight="normal" officeooo:rsid="00104e37" officeooo:paragraph-rsid="00104e37" style:font-weight-asian="normal" style:font-weight-complex="normal"/>
    </style:style>
    <style:style style:name="P6" style:family="paragraph" style:parent-style-name="Text_20_body">
      <style:text-properties fo:font-weight="normal" officeooo:rsid="000bb12e" officeooo:paragraph-rsid="000bb12e" style:font-weight-asian="normal" style:font-weight-complex="normal"/>
    </style:style>
    <style:style style:name="P7" style:family="paragraph" style:parent-style-name="Text_20_body">
      <style:text-properties fo:font-style="italic" fo:font-weight="bold" officeooo:rsid="00104e37" officeooo:paragraph-rsid="00104e37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officeooo:rsid="000c179d" officeooo:paragraph-rsid="000c179d"/>
    </style:style>
    <style:style style:name="P9" style:family="paragraph" style:parent-style-name="Text_20_body">
      <style:text-properties officeooo:rsid="000bb12e" officeooo:paragraph-rsid="000bb12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</text:p>
      <text:p text:style-name="P2"/>
      <text:p text:style-name="P8">1.)</text:p>
      <text:p text:style-name="P3">osn@osn-OptiPlex-9020:~$ <text:span text:style-name="T1">ifconfig</text:span></text:p>
      <text:p text:style-name="P2">eno1: flags=4163&lt;UP,BROADCAST,RUNNING,MULTICAST&gt; <text:s/>mtu 1500</text:p>
      <text:p text:style-name="P2"><text:s text:c="8"/>inet 172.20.34.222 <text:s/>netmask 255.255.0.0 <text:s/>broadcast 172.20.255.255</text:p>
      <text:p text:style-name="P2"><text:s text:c="8"/>inet6 fe80::2bf5:fdb9:17de:1019 <text:s/>prefixlen 64 <text:s/>scopeid 0x20&lt;link&gt;</text:p>
      <text:p text:style-name="P2"><text:s text:c="8"/>ether 98:90:96:be:e0:0e <text:s/>txqueuelen 1000 <text:s/>(Ethernet)</text:p>
      <text:p text:style-name="P2"><text:s text:c="8"/>RX packets 6451 <text:s/>bytes 1262224 (1.2 MB)</text:p>
      <text:p text:style-name="P2"><text:s text:c="8"/>RX errors 0 <text:s/>dropped 145 <text:s/>overruns 0 <text:s/>frame 0</text:p>
      <text:p text:style-name="P2"><text:s text:c="8"/>TX packets 401 <text:s/>bytes 49614 (49.6 KB)</text:p>
      <text:p text:style-name="P2"><text:s text:c="8"/>TX errors 0 <text:s/>dropped 0 overruns 0 <text:s/>carrier 0 <text:s/>collisions 0</text:p>
      <text:p text:style-name="P2"><text:s text:c="8"/>device interrupt 20 <text:s/>memory 0xf7c00000-f7c20000 <text:s/></text:p>
      <text:p text:style-name="P2"/>
      <text:p text:style-name="P2">lo: flags=73&lt;UP,LOOPBACK,RUNNING&gt; <text:s/>mtu 65536</text:p>
      <text:p text:style-name="P2"><text:s text:c="8"/>inet 127.0.0.1 <text:s/>netmask 255.0.0.0</text:p>
      <text:p text:style-name="P2"><text:s text:c="8"/>inet6 ::1 <text:s/>prefixlen 128 <text:s/>scopeid 0x10&lt;host&gt;</text:p>
      <text:p text:style-name="P2"><text:s text:c="8"/>loop <text:s/>txqueuelen 1000 <text:s/>(Local Loopback)</text:p>
      <text:p text:style-name="P2"><text:s text:c="8"/>RX packets 228 <text:s/>bytes 23208 (23.2 KB)</text:p>
      <text:p text:style-name="P2"><text:s text:c="8"/>RX errors 0 <text:s/>dropped 0 <text:s/>overruns 0 <text:s/>frame 0</text:p>
      <text:p text:style-name="P2"><text:s text:c="8"/>TX packets 228 <text:s/>bytes 23208 (23.2 KB)</text:p>
      <text:p text:style-name="P2"><text:s text:c="8"/>TX errors 0 <text:s/>dropped 0 overruns 0 <text:s/>carrier 0 <text:s/>collisions 0</text:p>
      <text:p text:style-name="P2"/>
      <text:p text:style-name="P2">osn@osn-OptiPlex-9020:/$ <text:span text:style-name="T1">ifconfig -a</text:span></text:p>
      <text:p text:style-name="P2">eno1: flags=4163&lt;UP,BROADCAST,RUNNING,MULTICAST&gt; <text:s/>mtu 1500</text:p>
      <text:p text:style-name="P2"><text:s text:c="8"/>inet 172.20.34.222 <text:s/>netmask 255.255.0.0 <text:s/>broadcast 172.20.255.255</text:p>
      <text:p text:style-name="P2"><text:s text:c="8"/>inet6 fe80::2bf5:fdb9:17de:1019 <text:s/>prefixlen 64 <text:s/>scopeid 0x20&lt;link&gt;</text:p>
      <text:p text:style-name="P2"><text:s text:c="8"/>ether 98:90:96:be:e0:0e <text:s/>txqueuelen 1000 <text:s/>(Ethernet)</text:p>
      <text:p text:style-name="P2"><text:s text:c="8"/>RX packets 41832 <text:s/>bytes 15596840 (15.5 MB)</text:p>
      <text:p text:style-name="P2"><text:s text:c="8"/>RX errors 0 <text:s/>dropped 361 <text:s/>overruns 0 <text:s/>frame 0</text:p>
      <text:p text:style-name="P2"><text:s text:c="8"/>TX packets 8386 <text:s/>bytes 1268268 (1.2 MB)</text:p>
      <text:p text:style-name="P2"><text:soft-page-break/><text:s text:c="8"/>TX errors 0 <text:s/>dropped 0 overruns 0 <text:s/>carrier 0 <text:s/>collisions 0</text:p>
      <text:p text:style-name="P2"><text:s text:c="8"/>device interrupt 20 <text:s/>memory 0xf7c00000-f7c20000 <text:s/></text:p>
      <text:p text:style-name="P2"/>
      <text:p text:style-name="P2">lo: flags=73&lt;UP,LOOPBACK,RUNNING&gt; <text:s/>mtu 65536</text:p>
      <text:p text:style-name="P2"><text:s text:c="8"/>inet 127.0.0.1 <text:s/>netmask 255.0.0.0</text:p>
      <text:p text:style-name="P2"><text:s text:c="8"/>inet6 ::1 <text:s/>prefixlen 128 <text:s/>scopeid 0x10&lt;host&gt;</text:p>
      <text:p text:style-name="P2"><text:s text:c="8"/>loop <text:s/>txqueuelen 1000 <text:s/>(Local Loopback)</text:p>
      <text:p text:style-name="P2"><text:s text:c="8"/>RX packets 1223 <text:s/>bytes 128171 (128.1 KB)</text:p>
      <text:p text:style-name="P2"><text:s text:c="8"/>RX errors 0 <text:s/>dropped 0 <text:s/>overruns 0 <text:s/>frame 0</text:p>
      <text:p text:style-name="P2"><text:s text:c="8"/>TX packets 1223 <text:s/>bytes 128171 (128.1 KB)</text:p>
      <text:p text:style-name="P2"><text:s text:c="8"/>TX errors 0 <text:s/>dropped 0 overruns 0 <text:s/>carrier 0 <text:s/>collisions 0</text:p>
      <text:p text:style-name="P2"/>
      <text:p text:style-name="P8">2.)</text:p>
      <text:p text:style-name="P3">osn@osn-OptiPlex-9020:~$ <text:span text:style-name="T1">ping www.google.com</text:span></text:p>
      <text:p text:style-name="P2">PING www.google.com (142.250.182.36) 56(84) bytes of data.</text:p>
      <text:p text:style-name="P2">64 bytes from maa05s19-in-f4.1e100.net (142.250.182.36): icmp_seq=1 ttl=59 time=16.0 ms</text:p>
      <text:p text:style-name="P2">64 bytes from maa05s19-in-f4.1e100.net (142.250.182.36): icmp_seq=2 ttl=59 time=16.0 ms</text:p>
      <text:p text:style-name="P2">64 bytes from maa05s19-in-f4.1e100.net (142.250.182.36): icmp_seq=3 ttl=59 time=16.0 ms</text:p>
      <text:p text:style-name="P2">64 bytes from maa05s19-in-f4.1e100.net (142.250.182.36): icmp_seq=4 ttl=59 time=15.9 ms</text:p>
      <text:p text:style-name="P2">64 bytes from maa05s19-in-f4.1e100.net (142.250.182.36): icmp_seq=5 ttl=59 time=16.0 ms</text:p>
      <text:p text:style-name="P2">^C</text:p>
      <text:p text:style-name="P2">--- www.google.com ping statistics ---</text:p>
      <text:p text:style-name="P2">5 packets transmitted, 5 received, 0% packet loss, time 4005ms</text:p>
      <text:p text:style-name="P2">rtt min/avg/max/mdev = 15.939/16.009/16.047/0.039 ms</text:p>
      <text:p text:style-name="P2"/>
      <text:p text:style-name="P6">osn@osn-OptiPlex-9020:~$ <text:span text:style-name="T1">ping -c 3 172.20.20.50</text:span></text:p>
      <text:p text:style-name="P6">PING 172.20.20.50 (172.20.20.50) 56(84) bytes of data.</text:p>
      <text:p text:style-name="P6">64 bytes from 172.20.20.50: icmp_seq=1 ttl=128 time=57.2 ms</text:p>
      <text:p text:style-name="P6">64 bytes from 172.20.20.50: icmp_seq=2 ttl=128 time=0.651 ms</text:p>
      <text:p text:style-name="P6">64 bytes from 172.20.20.50: icmp_seq=3 ttl=128 time=16.4 ms</text:p>
      <text:p text:style-name="P6"/>
      <text:p text:style-name="P6">--- 172.20.20.50 ping statistics ---</text:p>
      <text:p text:style-name="P6"><text:soft-page-break/>3 packets transmitted, 3 received, 0% packet loss, time 2013ms</text:p>
      <text:p text:style-name="P6">rtt min/avg/max/mdev = 0.651/24.742/57.173/23.816 ms</text:p>
      <text:p text:style-name="P2"/>
      <text:p text:style-name="P2">r5a@osn-OptiPlex-9020:~$ <text:span text:style-name="T1">ping -c 4 localhost</text:span></text:p>
      <text:p text:style-name="P2">PING localhost (127.0.0.1) 56(84) bytes of data.</text:p>
      <text:p text:style-name="P2">64 bytes from localhost (127.0.0.1): icmp_seq=1 ttl=64 time=0.028 ms</text:p>
      <text:p text:style-name="P2">64 bytes from localhost (127.0.0.1): icmp_seq=2 ttl=64 time=0.021 ms</text:p>
      <text:p text:style-name="P2">64 bytes from localhost (127.0.0.1): icmp_seq=3 ttl=64 time=0.012 ms</text:p>
      <text:p text:style-name="P2">64 bytes from localhost (127.0.0.1): icmp_seq=4 ttl=64 time=0.022 ms</text:p>
      <text:p text:style-name="P2"/>
      <text:p text:style-name="P2">--- localhost ping statistics ---</text:p>
      <text:p text:style-name="P2">4 packets transmitted, 4 received, 0% packet loss, time 3051ms</text:p>
      <text:p text:style-name="P2">rtt min/avg/max/mdev = 0.012/0.020/0.028/0.005 ms</text:p>
      <text:p text:style-name="P2"/>
      <text:p text:style-name="P4">3.)</text:p>
      <text:p text:style-name="P7">Before visiting a website</text:p>
      <text:p text:style-name="P2">osn@osn-OptiPlex-9020:~$ <text:span text:style-name="T1">netstat -nt</text:span></text:p>
      <text:p text:style-name="P2">Active Internet connections (w/o servers)</text:p>
      <text:p text:style-name="P2">Proto Recv-Q Send-Q Local Address <text:s text:c="10"/>Foreign Address <text:s text:c="8"/>State <text:s text:c="5"/></text:p>
      <text:p text:style-name="P2">tcp <text:s text:c="7"/>0 <text:s text:c="5"/>0 172.20.34.222:35046 <text:s text:c="4"/>172.20.0.203:139 <text:s text:c="7"/>ESTABLISHED</text:p>
      <text:p text:style-name="P2">osn@osn-OptiPlex-9020:~$ <text:span text:style-name="T1">netstat -nu</text:span></text:p>
      <text:p text:style-name="P2">Active Internet connections (w/o servers)</text:p>
      <text:p text:style-name="P2">Proto Recv-Q Send-Q Local Address <text:s text:c="10"/>Foreign Address <text:s text:c="8"/>State <text:s text:c="5"/></text:p>
      <text:p text:style-name="P2">udp <text:s text:c="7"/>0 <text:s text:c="5"/>0 172.20.34.222:68 <text:s text:c="7"/>172.20.6.1:67 <text:s text:c="10"/>ESTABLISHED</text:p>
      <text:p text:style-name="P2"/>
      <text:p text:style-name="P7">After visiting a website</text:p>
      <text:p text:style-name="P5">osn@osn-OptiPlex-9020:~$ netstat -nt</text:p>
      <text:p text:style-name="P5">Active Internet connections (w/o servers)</text:p>
      <text:p text:style-name="P5">Proto Recv-Q Send-Q Local Address <text:s text:c="10"/>Foreign Address <text:s text:c="8"/>State <text:s text:c="5"/></text:p>
      <text:p text:style-name="P5">tcp <text:s text:c="7"/>0 <text:s text:c="5"/>0 172.20.34.222:34480 <text:s text:c="4"/>117.18.237.29:80 <text:s text:c="7"/>ESTABLISHED</text:p>
      <text:p text:style-name="P5">tcp <text:s text:c="7"/>0 <text:s text:c="5"/>0 172.20.34.222:58018 <text:s text:c="4"/>34.98.75.36:443 <text:s text:c="8"/>ESTABLISHED</text:p>
      <text:p text:style-name="P5">tcp <text:s text:c="7"/>0 <text:s text:c="5"/>0 172.20.34.222:54976 <text:s text:c="4"/>23.65.108.63:443 <text:s text:c="7"/>ESTABLISHED</text:p>
      <text:p text:style-name="P5"><text:soft-page-break/>tcp <text:s text:c="7"/>0 <text:s text:c="5"/>0 172.20.34.222:42430 <text:s text:c="4"/>34.120.115.102:443 <text:s text:c="5"/>ESTABLISHED</text:p>
      <text:p text:style-name="P5">tcp <text:s text:c="7"/>0 <text:s text:c="5"/>0 172.20.34.222:34160 <text:s text:c="4"/>104.95.97.56:80 <text:s text:c="8"/>ESTABLISHED</text:p>
      <text:p text:style-name="P5">tcp <text:s text:c="7"/>0 <text:s text:c="5"/>0 172.20.34.222:57068 <text:s text:c="4"/>142.250.195.163:443 <text:s text:c="4"/>ESTABLISHED</text:p>
      <text:p text:style-name="P5">tcp <text:s text:c="7"/>0 <text:s text:c="5"/>0 172.20.34.222:51776 <text:s text:c="4"/>142.250.182.131:80 <text:s text:c="5"/>ESTABLISHED</text:p>
      <text:p text:style-name="P5">tcp <text:s text:c="7"/>0 <text:s text:c="5"/>0 172.20.34.222:51732 <text:s text:c="4"/>142.250.182.131:80 <text:s text:c="5"/>ESTABLISHED</text:p>
      <text:p text:style-name="P5">tcp <text:s text:c="7"/>0 <text:s text:c="5"/>0 172.20.34.222:58568 <text:s text:c="4"/>172.217.166.110:443 <text:s text:c="4"/>ESTABLISHED</text:p>
      <text:p text:style-name="P5">tcp <text:s text:c="7"/>0 <text:s text:c="5"/>0 172.20.34.222:45584 <text:s text:c="4"/>13.33.146.110:443 <text:s text:c="6"/>ESTABLISHED</text:p>
      <text:p text:style-name="P5">tcp <text:s text:c="7"/>0 <text:s text:c="5"/>0 172.20.34.222:48086 <text:s text:c="4"/>142.250.182.36:443 <text:s text:c="5"/>ESTABLISHED</text:p>
      <text:p text:style-name="P5">tcp <text:s text:c="7"/>0 <text:s text:c="5"/>0 172.20.34.222:50066 <text:s text:c="4"/>13.33.146.12:443 <text:s text:c="7"/>ESTABLISHED</text:p>
      <text:p text:style-name="P5">tcp <text:s text:c="7"/>0 <text:s text:c="5"/>0 172.20.34.222:47640 <text:s text:c="4"/>13.33.146.123:443 <text:s text:c="6"/>ESTABLISHED</text:p>
      <text:p text:style-name="P5">tcp <text:s text:c="7"/>0 <text:s text:c="5"/>0 172.20.34.222:34198 <text:s text:c="4"/>104.95.97.56:80 <text:s text:c="8"/>ESTABLISHED</text:p>
      <text:p text:style-name="P5">tcp <text:s text:c="7"/>0 <text:s text:c="5"/>0 172.20.34.222:60282 <text:s text:c="4"/>13.33.146.16:443 <text:s text:c="7"/>ESTABLISHED</text:p>
      <text:p text:style-name="P5">tcp <text:s text:c="7"/>0 <text:s text:c="5"/>0 172.20.34.222:49796 <text:s text:c="4"/>142.250.67.67:443 <text:s text:c="6"/>ESTABLISHED</text:p>
      <text:p text:style-name="P5">tcp <text:s text:c="7"/>0 <text:s text:c="5"/>0 172.20.34.222:59130 <text:s text:c="4"/>216.58.196.162:443 <text:s text:c="5"/>TIME_WAIT <text:s/></text:p>
      <text:p text:style-name="P5">tcp <text:s text:c="7"/>0 <text:s text:c="5"/>0 172.20.34.222:46450 <text:s text:c="4"/>23.65.96.112:443 <text:s text:c="7"/>ESTABLISHED</text:p>
      <text:p text:style-name="P5">tcp <text:s text:c="7"/>0 <text:s text:c="5"/>0 172.20.34.222:34418 <text:s text:c="4"/>117.18.237.29:80 <text:s text:c="7"/>ESTABLISHED</text:p>
      <text:p text:style-name="P5">tcp <text:s text:c="7"/>0 <text:s text:c="5"/>0 172.20.34.222:51770 <text:s text:c="4"/>142.250.182.131:80 <text:s text:c="5"/>ESTABLISHED</text:p>
      <text:p text:style-name="P5">tcp <text:s text:c="7"/>0 <text:s text:c="5"/>0 172.20.34.222:34182 <text:s text:c="4"/>34.120.237.76:443 <text:s text:c="6"/>TIME_WAIT <text:s/></text:p>
      <text:p text:style-name="P5">tcp <text:s text:c="7"/>0 <text:s text:c="5"/>0 172.20.34.222:34178 <text:s text:c="4"/>34.120.237.76:443 <text:s text:c="6"/>ESTABLISHED</text:p>
      <text:p text:style-name="P5">tcp <text:s text:c="7"/>0 <text:s text:c="5"/>0 172.20.34.222:37616 <text:s text:c="4"/>23.65.97.24:443 <text:s text:c="8"/>ESTABLISHED</text:p>
      <text:p text:style-name="P5">tcp <text:s text:c="7"/>0 <text:s text:c="5"/>0 172.20.34.222:51774 <text:s text:c="4"/>142.250.182.131:80 <text:s text:c="5"/>ESTABLISHED</text:p>
      <text:p text:style-name="P5">tcp <text:s text:c="7"/>0 <text:s text:c="5"/>0 172.20.34.222:52592 <text:s text:c="4"/>34.107.221.82:80 <text:s text:c="7"/>ESTABLISHED</text:p>
      <text:p text:style-name="P5">tcp <text:s text:c="7"/>0 <text:s text:c="5"/>0 172.20.34.222:37984 <text:s text:c="4"/>142.250.195.194:443 <text:s text:c="4"/>ESTABLISHED</text:p>
      <text:p text:style-name="P5">tcp <text:s text:c="7"/>0 <text:s text:c="5"/>0 172.20.34.222:48016 <text:s text:c="4"/>34.117.237.239:443 <text:s text:c="5"/>ESTABLISHED</text:p>
      <text:p text:style-name="P5">tcp <text:s text:c="7"/>0 <text:s text:c="5"/>0 172.20.34.222:33484 <text:s text:c="4"/>172.217.166.99:443 <text:s text:c="5"/>ESTABLISHED</text:p>
      <text:p text:style-name="P5">tcp <text:s text:c="7"/>0 <text:s text:c="5"/>0 172.20.34.222:50862 <text:s text:c="4"/>34.120.208.123:443 <text:s text:c="5"/>ESTABLISHED</text:p>
      <text:p text:style-name="P5">tcp <text:s text:c="7"/>0 <text:s text:c="5"/>0 172.20.34.222:45582 <text:s text:c="4"/>13.33.146.110:443 <text:s text:c="6"/>ESTABLISHED</text:p>
      <text:p text:style-name="P5">tcp <text:s text:c="7"/>0 <text:s text:c="5"/>0 172.20.34.222:50858 <text:s text:c="4"/>34.120.208.123:443 <text:s text:c="5"/>TIME_WAIT <text:s/></text:p>
      <text:p text:style-name="P5">tcp <text:s text:c="7"/>0 <text:s text:c="5"/>0 172.20.34.222:37626 <text:s text:c="4"/>23.65.97.24:443 <text:s text:c="8"/>ESTABLISHED</text:p>
      <text:p text:style-name="P5">tcp <text:s text:c="7"/>0 <text:s text:c="5"/>0 172.20.34.222:41632 <text:s text:c="4"/>34.120.5.221:443 <text:s text:c="7"/>ESTABLISHED</text:p>
      <text:p text:style-name="P5">tcp <text:s text:c="7"/>0 <text:s text:c="5"/>0 172.20.34.222:39134 <text:s text:c="4"/>142.250.205.238:443 <text:s text:c="4"/>ESTABLISHED</text:p>
      <text:p text:style-name="P5">tcp <text:s text:c="7"/>0 <text:s text:c="5"/>0 172.20.34.222:34416 <text:s text:c="4"/>117.18.237.29:80 <text:s text:c="7"/>ESTABLISHED</text:p>
      <text:p text:style-name="P5"><text:soft-page-break/>tcp <text:s text:c="7"/>0 <text:s text:c="5"/>0 172.20.34.222:53442 <text:s text:c="4"/>142.250.77.170:443 <text:s text:c="5"/>TIME_WAIT <text:s/></text:p>
      <text:p text:style-name="P5">tcp <text:s text:c="7"/>0 <text:s text:c="5"/>0 172.20.34.222:42186 <text:s text:c="4"/>142.250.195.162:443 <text:s text:c="4"/>ESTABLISHED</text:p>
      <text:p text:style-name="P5">tcp <text:s text:c="7"/>0 <text:s text:c="5"/>0 172.20.34.222:33540 <text:s text:c="4"/>142.0.165.131:443 <text:s text:c="6"/>ESTABLISHED</text:p>
      <text:p text:style-name="P5">tcp <text:s text:c="7"/>0 <text:s text:c="5"/>0 172.20.34.222:34180 <text:s text:c="4"/>34.120.237.76:443 <text:s text:c="6"/>TIME_WAIT <text:s/></text:p>
      <text:p text:style-name="P5">tcp <text:s text:c="7"/>0 <text:s text:c="5"/>0 172.20.34.222:48114 <text:s text:c="4"/>142.250.182.36:443 <text:s text:c="5"/>ESTABLISHED</text:p>
      <text:p text:style-name="P5">tcp <text:s text:c="7"/>0 <text:s text:c="5"/>0 172.20.34.222:51722 <text:s text:c="4"/>142.250.182.131:80 <text:s text:c="5"/>TIME_WAIT <text:s/></text:p>
      <text:p text:style-name="P5">tcp <text:s text:c="7"/>0 <text:s text:c="5"/>0 172.20.34.222:58838 <text:s text:c="4"/>142.250.195.205:443 <text:s text:c="4"/>ESTABLISHED</text:p>
      <text:p text:style-name="P5">tcp <text:s text:c="7"/>0 <text:s text:c="5"/>0 172.20.34.222:34158 <text:s text:c="4"/>104.95.97.56:80 <text:s text:c="8"/>ESTABLISHED</text:p>
      <text:p text:style-name="P5">tcp <text:s text:c="7"/>0 <text:s text:c="5"/>0 172.20.34.222:45594 <text:s text:c="4"/>13.33.146.110:443 <text:s text:c="6"/>TIME_WAIT <text:s/></text:p>
      <text:p text:style-name="P5">tcp <text:s text:c="7"/>0 <text:s text:c="5"/>0 172.20.34.222:51754 <text:s text:c="4"/>142.250.182.131:80 <text:s text:c="5"/>ESTABLISHED</text:p>
      <text:p text:style-name="P5">tcp <text:s text:c="7"/>0 <text:s text:c="5"/>0 172.20.34.222:33538 <text:s text:c="4"/>142.0.165.131:443 <text:s text:c="6"/>ESTABLISHED</text:p>
      <text:p text:style-name="P5">tcp <text:s text:c="7"/>0 <text:s text:c="5"/>0 172.20.34.222:35046 <text:s text:c="4"/>172.20.0.203:139 <text:s text:c="7"/>ESTABLISHED</text:p>
      <text:p text:style-name="P5">tcp <text:s text:c="7"/>0 <text:s text:c="5"/>0 172.20.34.222:37016 <text:s text:c="4"/>23.9.76.25:443 <text:s text:c="9"/>ESTABLISHED</text:p>
      <text:p text:style-name="P5">tcp <text:s text:c="7"/>0 <text:s text:c="5"/>0 172.20.34.222:47054 <text:s text:c="4"/>13.33.171.120:443 <text:s text:c="6"/>ESTABLISHED</text:p>
      <text:p text:style-name="P5">tcp <text:s text:c="7"/>0 <text:s text:c="5"/>0 172.20.34.222:48962 <text:s text:c="4"/>142.250.193.99:443 <text:s text:c="5"/>ESTABLISHED</text:p>
      <text:p text:style-name="P5">tcp <text:s text:c="7"/>0 <text:s text:c="5"/>0 172.20.34.222:57066 <text:s text:c="4"/>142.250.195.163:443 <text:s text:c="4"/>TIME_WAIT <text:s/></text:p>
      <text:p text:style-name="P5">tcp <text:s text:c="7"/>0 <text:s text:c="5"/>0 172.20.34.222:43472 <text:s text:c="4"/>66.117.22.166:443 <text:s text:c="6"/>ESTABLISHED</text:p>
      <text:p text:style-name="P5">tcp <text:s text:c="7"/>0 <text:s text:c="5"/>0 172.20.34.222:37218 <text:s text:c="4"/>54.188.94.105:443 <text:s text:c="6"/>ESTABLISHED</text:p>
      <text:p text:style-name="P5">tcp <text:s text:c="7"/>0 <text:s text:c="5"/>0 172.20.34.222:39100 <text:s text:c="4"/>142.250.205.238:443 <text:s text:c="4"/>ESTABLISHED</text:p>
      <text:p text:style-name="P5">tcp <text:s text:c="7"/>0 <text:s text:c="5"/>0 172.20.34.222:34186 <text:s text:c="4"/>34.120.237.76:443 <text:s text:c="6"/>TIME_WAIT <text:s/></text:p>
      <text:p text:style-name="P5">tcp <text:s text:c="7"/>0 <text:s text:c="5"/>0 172.20.34.222:48026 <text:s text:c="4"/>142.250.182.36:443 <text:s text:c="5"/>TIME_WAIT <text:s/></text:p>
      <text:p text:style-name="P5">tcp <text:s text:c="7"/>0 <text:s text:c="5"/>0 172.20.34.222:53516 <text:s text:c="4"/>142.250.77.170:443 <text:s text:c="5"/>TIME_WAIT <text:s/></text:p>
      <text:p text:style-name="P5">tcp <text:s text:c="7"/>0 <text:s text:c="5"/>0 172.20.34.222:33970 <text:s text:c="4"/>13.33.171.103:443 <text:s text:c="6"/>ESTABLISHED</text:p>
      <text:p text:style-name="P5">tcp <text:s text:c="7"/>0 <text:s text:c="5"/>0 172.20.34.222:35270 <text:s text:c="4"/>52.40.173.137:443 <text:s text:c="6"/>TIME_WAIT <text:s/></text:p>
      <text:p text:style-name="P5">tcp <text:s text:c="7"/>0 <text:s text:c="5"/>0 172.20.34.222:52594 <text:s text:c="4"/>34.107.221.82:80 <text:s text:c="7"/>ESTABLISHED</text:p>
      <text:p text:style-name="P5">tcp <text:s text:c="7"/>0 <text:s text:c="5"/>0 172.20.34.222:34196 <text:s text:c="4"/>104.95.97.56:80 <text:s text:c="8"/>TIME_WAIT <text:s/></text:p>
      <text:p text:style-name="P5">tcp <text:s text:c="7"/>0 <text:s text:c="5"/>0 172.20.34.222:39004 <text:s text:c="4"/>142.250.195.227:443 <text:s text:c="4"/>ESTABLISHED</text:p>
      <text:p text:style-name="P5">tcp <text:s text:c="7"/>0 <text:s text:c="5"/>0 172.20.34.222:51772 <text:s text:c="4"/>142.250.182.131:80 <text:s text:c="5"/>ESTABLISHED</text:p>
      <text:p text:style-name="P5">tcp <text:s text:c="7"/>0 <text:s text:c="5"/>0 172.20.34.222:51752 <text:s text:c="4"/>142.250.182.131:80 <text:s text:c="5"/>ESTABLISHED</text:p>
      <text:p text:style-name="P5">osn@osn-OptiPlex-9020:~$ netstat -nu</text:p>
      <text:p text:style-name="P5">Active Internet connections (w/o servers)</text:p>
      <text:p text:style-name="P5">Proto Recv-Q Send-Q Local Address <text:s text:c="10"/>Foreign Address <text:s text:c="8"/>State <text:s text:c="5"/></text:p>
      <text:p text:style-name="P5"><text:soft-page-break/>udp <text:s text:c="7"/>0 <text:s text:c="5"/>0 127.0.0.1:35785 <text:s text:c="8"/>127.0.0.53:53 <text:s text:c="10"/>ESTABLISHED</text:p>
      <text:p text:style-name="P5">udp <text:s text:c="7"/>0 <text:s text:c="5"/>0 172.20.34.222:36504 <text:s text:c="4"/>8.8.4.4:53 <text:s text:c="13"/>ESTABLISHED</text:p>
      <text:p text:style-name="P5">udp <text:s text:c="7"/>0 <text:s text:c="5"/>0 127.0.0.1:36763 <text:s text:c="8"/>127.0.0.53:53 <text:s text:c="10"/>ESTABLISHED</text:p>
      <text:p text:style-name="P5">udp <text:s text:c="7"/>0 <text:s text:c="5"/>0 172.20.34.222:68 <text:s text:c="7"/>172.20.6.1:67 <text:s text:c="10"/>ESTABLISHED</text:p>
      <text:p text:style-name="P5"/>
      <text:p text:style-name="P5">4.)</text:p>
      <text:p text:style-name="P5">osn@osn-OptiPlex-9020:~$ <text:span text:style-name="T1">arp -a</text:span></text:p>
      <text:p text:style-name="P5">? (172.20.20.50) at a0:8c:fd:79:80:e9 [ether] on eno1</text:p>
      <text:p text:style-name="P5">? (172.20.202.16) at 00:20:6b:bf:26:3f [ether] on eno1</text:p>
      <text:p text:style-name="P5">? (172.20.10.254) at 00:20:6b:ee:8e:d3 [ether] on eno1</text:p>
      <text:p text:style-name="P5">_gateway (172.20.6.1) at 00:1a:8c:6b:b3:da [ether] on eno1</text:p>
      <text:p text:style-name="P5">? (172.20.31.141) at 70:b5:e8:e4:6b:5c [ether] on eno1</text:p>
      <text:p text:style-name="P5">? (172.20.0.203) at d0:67:e5:0e:c3:79 [ether] on eno1</text:p>
      <text:p text:style-name="P5">? (172.20.25.244) at 00:20:6b:e0:fc:bc [ether] on eno1</text:p>
      <text:p text:style-name="P5">? (172.20.32.213) at b4:22:00:4e:f4:61 [ether] on eno1</text:p>
      <text:p text:style-name="P5">? (172.20.10.106) at 00:20:6b:ee:8e:6c [ether] on eno1</text:p>
      <text:p text:style-name="P5">? (172.20.31.142) at 70:b5:e8:e4:65:d4 [ether] on eno1</text:p>
      <text:p text:style-name="P5">? (172.20.30.2) at 38:21:c7:48:e7:74 [ether] on eno1</text:p>
      <text:p text:style-name="P5">? (172.20.202.248) at a0:8c:fd:65:52:dc [ether] on eno1</text:p>
      <text:p text:style-name="P5">? (172.20.30.3) at 38:21:c7:48:c7:80 [ether] on eno1</text:p>
      <text:p text:style-name="P5">? (172.20.0.201) at 00:c0:b7:f1:e4:22 [ether] on eno1</text:p>
      <text:p text:style-name="P5">? (172.20.30.173) at 98:90:96:c1:f2:21 [ether] on eno1</text:p>
      <text:p text:style-name="P5"/>
      <text:p text:style-name="P5">osn@osn-OptiPlex-9020:~$ <text:span text:style-name="T1">arp -e</text:span></text:p>
      <text:p text:style-name="P5">Address <text:s text:c="17"/>HWtype <text:s/>HWaddress <text:s text:c="10"/>Flags Mask <text:s text:c="11"/>Iface</text:p>
      <text:p text:style-name="P5">172.20.20.50 <text:s text:c="12"/>ether <text:s text:c="2"/>a0:8c:fd:79:80:e9 <text:s text:c="2"/>C <text:s text:c="20"/>eno1</text:p>
      <text:p text:style-name="P5">172.20.202.16 <text:s text:c="11"/>ether <text:s text:c="2"/>00:20:6b:bf:26:3f <text:s text:c="2"/>C <text:s text:c="20"/>eno1</text:p>
      <text:p text:style-name="P5">172.20.10.254 <text:s text:c="11"/>ether <text:s text:c="2"/>00:20:6b:ee:8e:d3 <text:s text:c="2"/>C <text:s text:c="20"/>eno1</text:p>
      <text:p text:style-name="P5">_gateway <text:s text:c="16"/>ether <text:s text:c="2"/>00:1a:8c:6b:b3:da <text:s text:c="2"/>C <text:s text:c="20"/>eno1</text:p>
      <text:p text:style-name="P5">172.20.31.141 <text:s text:c="11"/>ether <text:s text:c="2"/>70:b5:e8:e4:6b:5c <text:s text:c="2"/>C <text:s text:c="20"/>eno1</text:p>
      <text:p text:style-name="P5">172.20.0.203 <text:s text:c="12"/>ether <text:s text:c="2"/>d0:67:e5:0e:c3:79 <text:s text:c="2"/>C <text:s text:c="20"/>eno1</text:p>
      <text:p text:style-name="P5">172.20.25.244 <text:s text:c="11"/>ether <text:s text:c="2"/>00:20:6b:e0:fc:bc <text:s text:c="2"/>C <text:s text:c="20"/>eno1</text:p>
      <text:p text:style-name="P5"><text:soft-page-break/>172.20.32.213 <text:s text:c="11"/>ether <text:s text:c="2"/>b4:22:00:4e:f4:61 <text:s text:c="2"/>C <text:s text:c="20"/>eno1</text:p>
      <text:p text:style-name="P5">172.20.10.106 <text:s text:c="11"/>ether <text:s text:c="2"/>00:20:6b:ee:8e:6c <text:s text:c="2"/>C <text:s text:c="20"/>eno1</text:p>
      <text:p text:style-name="P5">172.20.31.142 <text:s text:c="11"/>ether <text:s text:c="2"/>70:b5:e8:e4:65:d4 <text:s text:c="2"/>C <text:s text:c="20"/>eno1</text:p>
      <text:p text:style-name="P5">172.20.30.2 <text:s text:c="13"/>ether <text:s text:c="2"/>38:21:c7:48:e7:74 <text:s text:c="2"/>C <text:s text:c="20"/>eno1</text:p>
      <text:p text:style-name="P5">172.20.202.248 <text:s text:c="10"/>ether <text:s text:c="2"/>a0:8c:fd:65:52:dc <text:s text:c="2"/>C <text:s text:c="20"/>eno1</text:p>
      <text:p text:style-name="P5">172.20.30.3 <text:s text:c="13"/>ether <text:s text:c="2"/>38:21:c7:48:c7:80 <text:s text:c="2"/>C <text:s text:c="20"/>eno1</text:p>
      <text:p text:style-name="P5">172.20.0.201 <text:s text:c="12"/>ether <text:s text:c="2"/>00:c0:b7:f1:e4:22 <text:s text:c="2"/>C <text:s text:c="20"/>eno1</text:p>
      <text:p text:style-name="P5">172.20.30.173 <text:s text:c="11"/>ether <text:s text:c="2"/>98:90:96:c1:f2:21 <text:s text:c="2"/>C <text:s text:c="20"/>eno1</text:p>
      <text:p text:style-name="P5">172.20.30.173 <text:s text:c="11"/>ether <text:s text:c="2"/>98:90:96:c1:f2:21 <text:s text:c="2"/>C <text:s text:c="20"/>eno1</text:p>
      <text:p text:style-name="P5"/>
      <text:p text:style-name="P5">osn@osn-OptiPlex-9020:~$ <text:span text:style-name="T1">arp 172.20.20.50</text:span></text:p>
      <text:p text:style-name="P5">Address <text:s text:c="17"/>HWtype <text:s/>HWaddress <text:s text:c="10"/>Flags Mask <text:s text:c="11"/>Iface</text:p>
      <text:p text:style-name="P5">172.20.20.50 <text:s text:c="12"/>ether <text:s text:c="2"/>a0:8c:fd:79:80:e9 <text:s text:c="2"/>C <text:s text:c="20"/>eno1</text:p>
      <text:p text:style-name="P5"/>
      <text:p text:style-name="P5">5.)</text:p>
      <text:p text:style-name="P5">osn@osn-OptiPlex-9020:/$ <text:span text:style-name="T1">cat etc/netplan/*.yaml</text:span></text:p>
      <text:p text:style-name="P5"># Let NetworkManager manage all devices on this system</text:p>
      <text:p text:style-name="P5">network:</text:p>
      <text:p text:style-name="P5"><text:s text:c="2"/>version: 2</text:p>
      <text:p text:style-name="P5"><text:s text:c="2"/>renderer: NetworkManager</text:p>
      <text:p text:style-name="P5"/>
      <text:p text:style-name="P5">osn@osn-OptiPlex-9020:/$ <text:span text:style-name="T1">cat etc/hosts</text:span></text:p>
      <text:p text:style-name="P5">127.0.0.1<text:tab/>localhost</text:p>
      <text:p text:style-name="P5">127.0.1.1<text:tab/>osn-OptiPlex-9020</text:p>
      <text:p text:style-name="P5"/>
      <text:p text:style-name="P5"># The following lines are desirable for IPv6 capable hosts</text:p>
      <text:p text:style-name="P5">::1 <text:s text:c="4"/>ip6-localhost ip6-loopback</text:p>
      <text:p text:style-name="P5">fe00::0 ip6-localnet</text:p>
      <text:p text:style-name="P5">ff00::0 ip6-mcastprefix</text:p>
      <text:p text:style-name="P5">ff02::1 ip6-allnodes</text:p>
      <text:p text:style-name="P5">ff02::2 ip6-allrouters</text:p>
      <text:p text:style-name="P5"/>
      <text:p text:style-name="P5"><text:soft-page-break/>osn@osn-OptiPlex-9020:/$ <text:span text:style-name="T1">cat etc/hostname</text:span></text:p>
      <text:p text:style-name="P5">osn-OptiPlex-902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09:12:09.565941017</meta:creation-date>
    <dc:date>2022-05-25T09:26:24.778394615</dc:date>
    <meta:editing-duration>PT16M48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8" meta:paragraph-count="207" meta:word-count="1189" meta:character-count="12658" meta:non-whitespace-character-count="8989"/>
  </office:meta>
</office:document-meta>
</file>